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 table:number-rows-repeated="40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 table:number-rows-repeated="36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19" table:number-rows-spanned="3">
            <text:p>Devices</text:p>
          </table:table-cell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9"/>
          <table:table-cell table:number-columns-repeated="245"/>
        </table:table-row>
        <table:table-row table:style-name="ro3"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3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5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4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5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61"/>
        </table:table-row>
        <table:table-row table:style-name="ro4" table:number-rows-repeated="84">
          <table:table-cell table:number-columns-repeated="264"/>
        </table:table-row>
        <table:table-row table:style-name="ro4">
          <table:table-cell table:number-columns-repeated="264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7:06:25.211865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17:10:01.346873336</dc:date>
    <meta:editing-duration>PT6H59M34S</meta:editing-duration>
    <meta:editing-cycles>94</meta:editing-cycles>
    <meta:generator>LibreOffice/4.2.8.2$Linux_X86_64 LibreOffice_project/420m0$Build-2</meta:generator>
    <meta:document-statistic meta:table-count="4" meta:cell-count="2155" meta:object-count="0"/>
  </office:meta>
</office:document-meta>
</file>